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lide 1 – Título</text:span></text:h>
      <text:p text:style-name="Text_20_body">“Boa tarde a todos. Hoje eu e o Guilherme vamos apresentar um tema extremamente promissor para o futuro das redes sem fio: as comunicações Terahertz voltadas para redes 6G e além. O artigo que baseia essa apresentação foi escrito por seis pesquisadores de destaque e aborda os principais desafios, avanços e oportunidades para sistemas ponta-a-ponta usando essa tecnologia.”</text:p>
      <text:p text:style-name="Horizontal_20_Line"/>
      <text:h text:style-name="Heading_20_3" text:outline-level="3"><text:span text:style-name="Strong_20_Emphasis">🔹 Slide 2 – Introdução: A Era 6G e o Imperativo THz</text:span></text:h>
      <text:p text:style-name="Text_20_body">“Vivemos hoje uma explosão no tráfego de dados. A previsão é que, até 2030, esse volume atinja <text:span text:style-name="Strong_20_Emphasis">5 zettabytes por mês</text:span>, com mais de <text:span text:style-name="Strong_20_Emphasis">50 bilhões de dispositivos conectados</text:span>.</text:p>
      <text:p text:style-name="Text_20_body">Embora o 5G tenha trazido grandes avanços, ele não vai dar conta dessa demanda. Por isso, pesquisadores e a indústria já estão olhando para a próxima geração: o <text:span text:style-name="Strong_20_Emphasis">6G</text:span>.</text:p>
      <text:p text:style-name="Text_20_body">Nesse cenário, entra a tecnologia <text:span text:style-name="Strong_20_Emphasis">THzCom</text:span>, que utiliza a faixa de frequência entre <text:span text:style-name="Strong_20_Emphasis">0.1 e 10 THz</text:span>, permitindo transmissões na casa dos <text:span text:style-name="Strong_20_Emphasis">terabits por segundo</text:span> – essenciais para aplicações como realidade estendida e telepresença holográfica.</text:p>
      <text:p text:style-name="Text_20_body">O artigo foca em três grandes áreas para viabilizar os sistemas THz ponta-a-ponta:</text:p>
      <text:list xml:id="list3077519802" text:style-name="L1">
        <text:list-item>
          <text:p text:style-name="P1">Gerenciamento de espectro</text:p>
        </text:list-item>
        <text:list-item>
          <text:p text:style-name="P1">Antenas e beamforming</text:p>
        </text:list-item>
        <text:list-item>
          <text:p text:style-name="P1">Integração com outras tecnologias do 6G</text:p>
        </text:list-item>
      </text:list>
      <text:p text:style-name="Text_20_body">Vamos começar pela primeira.”</text:p>
      <text:p text:style-name="Horizontal_20_Line"/>
      <text:h text:style-name="Heading_20_3" text:outline-level="3"><text:span text:style-name="Strong_20_Emphasis">🔹 Slide 3 – Área 1: Gerenciamento de Espectro THz – Janelas</text:span></text:h>
      <text:p text:style-name="Text_20_body">“O primeiro ponto é <text:span text:style-name="Strong_20_Emphasis">como explorar eficientemente o espectro THz</text:span>.</text:p>
      <text:p text:style-name="Text_20_body">Dentro dessa banda, temos as <text:span text:style-name="Strong_20_Emphasis">janelas de transmissão (TWs)</text:span> – faixas com menor absorção, onde a comunicação é mais viável.</text:p>
      <text:p text:style-name="Text_20_body">Existem dois esquemas principais:</text:p>
      <text:list xml:id="list2299931192" text:style-name="L2">
        <text:list-item>
          <text:p text:style-name="P2"><text:span text:style-name="Strong_20_Emphasis">Multi-banda</text:span>: divide a janela em sub-bandas menores para servir múltiplos usuários. Porém, isso gera o desafio da <text:span text:style-name="Strong_20_Emphasis">interferência inter-banda (IBI)</text:span>, que deve ser cuidadosamente controlada.</text:p>
        </text:list-item>
        <text:list-item>
          <text:p text:style-name="P2"><text:span text:style-name="Strong_20_Emphasis">Multi-TW</text:span>: atribui janelas inteiras para links dedicados. Ideal para altas taxas, mas exige transceptores robustos e soluções de multiplexação.</text:p>
        </text:list-item>
      </text:list>
      <text:p text:style-name="Text_20_body">Para melhorar a eficiência, o artigo destaca duas abordagens:</text:p>
      <text:list xml:id="list184969511" text:style-name="L3">
        <text:list-item>
          <text:p text:style-name="P3"><text:span text:style-name="Strong_20_Emphasis">DAMC</text:span>: alocação consciente da distância – sub-bandas centrais são dadas a usuários mais distantes.</text:p>
        </text:list-item>
        <text:list-item>
          <text:p text:style-name="P3"><text:span text:style-name="Strong_20_Emphasis">ASB</text:span>: largura de sub-banda adaptativa – evita perdas nas bordas da janela e melhora a eficiência espectral.</text:p>
        </text:list-item>
      </text:list>
      <text:p text:style-name="Text_20_body"><text:soft-page-break/>Simulações mostram que essas estratégias aumentam significativamente a taxa agregada de dados em cenários com múltiplos usuários.”</text:p>
      <text:p text:style-name="Horizontal_20_Line"/>
      <text:h text:style-name="Heading_20_3" text:outline-level="3"><text:span text:style-name="Strong_20_Emphasis">🔹 Slide 4 – Área 1: Picos e Segurança</text:span></text:h>
      <text:p text:style-name="Text_20_body">“Além das janelas, o artigo também fala sobre os <text:span text:style-name="Strong_20_Emphasis">picos de absorção (ACPRs)</text:span>, que normalmente são evitados por causa da alta atenuação. Mas... isso pode ser uma <text:span text:style-name="Strong_20_Emphasis">vantagem para segurança</text:span>.</text:p>
      <text:p text:style-name="Text_20_body">Duas técnicas são destacadas:</text:p>
      <text:list xml:id="list886306286" text:style-name="L4">
        <text:list-item>
          <text:p text:style-name="P4"><text:span text:style-name="Strong_20_Emphasis">DA-APM</text:span>: modulação que usa picos de absorção para esconder sinais. Um receptor distante sofre mais atenuação e não consegue decodificar a mensagem.</text:p>
        </text:list-item>
        <text:list-item>
          <text:p text:style-name="P4"><text:span text:style-name="Strong_20_Emphasis">Alargamento temporal</text:span>: os pulsos chegam sobrepostos no ‘espião’, mas separados no receptor legítimo, dificultando interceptações.</text:p>
        </text:list-item>
      </text:list>
      <text:p text:style-name="Text_20_body">Essas técnicas abrem caminho para <text:span text:style-name="Strong_20_Emphasis">comunicações sigilosas em curtas distâncias</text:span>, algo valioso em contextos sensíveis.”</text:p>
      <text:p text:style-name="Horizontal_20_Line"/>
      <text:h text:style-name="Heading_20_3" text:outline-level="3"><text:span text:style-name="Strong_20_Emphasis">🔹 Slide 5 – Área 2: Antenas e Tecnologia</text:span></text:h>
      <text:p text:style-name="Text_20_body">“Agora entrando na <text:span text:style-name="Strong_20_Emphasis">segunda área</text:span>, a do hardware e antenas.</text:p>
      <text:p text:style-name="Text_20_body">Com o comprimento de onda curto das ondas THz, conseguimos integrar milhares de antenas em um espaço pequeno – formando sistemas <text:span text:style-name="Strong_20_Emphasis">UM-MIMO</text:span>, que podem gerar ganhos direcionais entre <text:span text:style-name="Strong_20_Emphasis">30 e 50 dBi</text:span>, essenciais para compensar perdas por absorção e espalhamento.</text:p>
      <text:p text:style-name="Text_20_body">Mas isso depende de avanços tecnológicos. Hoje, a maioria dos sistemas usa técnicas de up-conversion com <text:span text:style-name="Strong_20_Emphasis">CMOS ou transistores III-V</text:span>.</text:p>
      <text:p text:style-name="Text_20_body">No horizonte, destaca-se o <text:span text:style-name="Strong_20_Emphasis">grafeno</text:span>, que pode ser usado para construir antenas e moduladores eficientes para frequências acima de 1 THz. Ele permite a propagação de ondas SPP, oferecendo caminhos alternativos à eletrônica tradicional, que começa a falhar nesse nível de frequência.”</text:p>
      <text:p text:style-name="Horizontal_20_Line"/>
      <text:h text:style-name="Heading_20_3" text:outline-level="3"><text:span text:style-name="Strong_20_Emphasis">🔹 Slide 6 – Área 2: Beamforming Híbrido (HBAs)</text:span></text:h>
      <text:p text:style-name="Text_20_body">“Na parte de processamento de sinal, o foco está no <text:span text:style-name="Strong_20_Emphasis">beamforming híbrido (HBAs)</text:span> – essencial para manter alto rendimento com menor consumo.</text:p>
      <text:p text:style-name="Text_20_body">Só que o ambiente THz impõe novos desafios:</text:p>
      <text:list xml:id="list581034429" text:style-name="L5">
        <text:list-item>
          <text:p text:style-name="P5">Os canais são esparsos → menor ganho de multiplexação.</text:p>
        </text:list-item>
        <text:list-item>
          <text:p text:style-name="P5">O <text:span text:style-name="Strong_20_Emphasis">efeito squint</text:span> afeta a formação dos feixes em bandas largas.</text:p>
        </text:list-item>
        <text:list-item>
          <text:p text:style-name="P5">Canais são altamente dinâmicos por conta de bloqueios.</text:p>
        </text:list-item>
      </text:list>
      <text:p text:style-name="Text_20_body">Para isso, os autores sugerem:</text:p>
      <text:list xml:id="list4186609648" text:style-name="L6">
        <text:list-item>
          <text:p text:style-name="P6"><text:span text:style-name="Strong_20_Emphasis">Sub-arrays amplamente espaçados</text:span> para reduzir a correlação.</text:p>
        </text:list-item>
        <text:list-item>
          <text:p text:style-name="P6">Uso de <text:span text:style-name="Strong_20_Emphasis">atrasos reais no tempo (TTDs)</text:span> para compensar o squint.</text:p>
        </text:list-item>
        <text:list-item>
          <text:p text:style-name="P6"><text:soft-page-break/>Estruturas dinâmicas como o <text:span text:style-name="Strong_20_Emphasis">DAoS-HBA</text:span>, que se adaptam a mudanças de canal.</text:p>
        </text:list-item>
      </text:list>
      <text:p text:style-name="Text_20_body">Essas soluções visam garantir <text:span text:style-name="Strong_20_Emphasis">ganho direcional, adaptabilidade e eficiência energética</text:span>, que são cruciais para o 6G.”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2:27:33.391636564</meta:creation-date>
    <dc:date>2025-05-20T13:20:29.679909490</dc:date>
    <meta:editing-duration>PT42M46S</meta:editing-duration>
    <meta:editing-cycles>1</meta:editing-cycles>
    <meta:document-statistic meta:table-count="0" meta:image-count="0" meta:object-count="0" meta:page-count="3" meta:paragraph-count="43" meta:word-count="679" meta:character-count="4352" meta:non-whitespace-character-count="3718"/>
    <meta:generator>LibreOffice/7.3.7.2$Linux_X86_64 LibreOffice_project/30$Build-2</meta:generator>
  </office:meta>
</office:document-meta>
</file>